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adec" officeooo:paragraph-rsid="001cadec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adec" officeooo:paragraph-rsid="001cadec"/>
    </style:style>
    <style:style style:name="P11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cadec" officeooo:paragraph-rsid="001cadec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e54a8" officeooo:paragraph-rsid="001cadec"/>
    </style:style>
    <style:style style:name="P16" style:family="paragraph" style:parent-style-name="Standard">
      <style:paragraph-properties fo:text-align="start" style:justify-single-word="false"/>
      <style:text-properties officeooo:paragraph-rsid="001cade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335e7" officeooo:paragraph-rsid="002335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335e7" officeooo:paragraph-rsid="00265ae0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none" officeooo:rsid="001e54a8"/>
    </style:style>
    <style:style style:name="T9" style:family="text">
      <style:text-properties style:text-underline-style="none" officeooo:rsid="001f5d74"/>
    </style:style>
    <style:style style:name="T10" style:family="text">
      <style:text-properties style:text-underline-style="none" officeooo:rsid="0021874d"/>
    </style:style>
    <style:style style:name="T11" style:family="text">
      <style:text-properties style:text-underline-style="none" officeooo:rsid="00265ae0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ciones industriales</text:p>
      <text:p text:style-name="P11"/>
      <text:p text:style-name="P11"><text:span text:style-name="T5">Teoría</text:span>: 1º hora de los viernes</text:p>
      <text:p text:style-name="P11"><text:span text:style-name="T5">Practica</text:span> (Taller): Lunes o martes según el grupo</text:p>
      <text:p text:style-name="P11"/>
      <text:p text:style-name="P6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emas</text:p>
      <text:p text:style-name="P5"/>
      <text:p text:style-name="P4">Unidad 1:<text:span text:style-name="T6"> Instalaciones eléctricas domiciliarias</text:span></text:p>
      <text:p text:style-name="P2"/>
      <text:p text:style-name="P4">Unidad 2:<text:span text:style-name="T6"> Lógica cableada</text:span></text:p>
      <text:p text:style-name="P12"/>
      <text:p text:style-name="P4">Unidad 3:<text:span text:style-name="T6"> PLC</text:span></text:p>
      <text:p text:style-name="P12"/>
      <text:p text:style-name="P4">Unidad 4:<text:span text:style-name="T6"> Sensores</text:span></text:p>
      <text:p text:style-name="P12"/>
      <text:p text:style-name="P4">Unidad 5:<text:span text:style-name="T6"> Controladores electrónicos</text:span></text:p>
      <text:p text:style-name="P12"/>
      <text:p text:style-name="P3"><text:span text:style-name="T12">Unidad 6*:</text:span><text:span text:style-name="T6"> Protocolos de comunicaciones </text:span><text:span text:style-name="T7">industriale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Unidad 1: Instalaciones eléctricas domiciliarias</text:p>
      <text:p text:style-name="P14"/>
      <text:p text:style-name="P14">- Tipo de circuito → Toma corrientes (TUG → toma corrientes de uso general)</text:p>
      <text:p text:style-name="P14"><text:tab/><text:tab/> <text:s text:c="9"/>Iluminación (IUG)</text:p>
      <text:p text:style-name="P14"><text:tab/><text:tab/> <text:s text:c="9"/>TUE (uso especial, ej: Aire acondicionado)</text:p>
      <text:p text:style-name="P14"/>
      <text:p text:style-name="P10"><text:span text:style-name="T6">- </text:span><text:span text:style-name="T8">Grado de electrificación → Relación superficie utilizable / potencia instalada</text:span></text:p>
      <text:p text:style-name="P15"/>
      <text:p text:style-name="P16"><text:span text:style-name="T8">- </text:span><text:span text:style-name="T9">Protecciones</text:span></text:p>
      <text:list xml:id="list940511385" text:style-name="L1">
        <text:list-item>
          <text:p text:style-name="P18"><text:span text:style-name="T9">H</text:span><text:span text:style-name="T6">acer la instalación y equipo:</text:span></text:p>
          <text:list>
            <text:list-item>
              <text:p text:style-name="P18"><text:span text:style-name="T6">Termomagnética</text:span></text:p>
            </text:list-item>
          </text:list>
        </text:list-item>
        <text:list-item>
          <text:p text:style-name="P17"><text:span text:style-name="T6">Hacia las personas:</text:span></text:p>
          <text:list>
            <text:list-item>
              <text:p text:style-name="P17"><text:span text:style-name="T6">Diferencial (disyuntor)</text:span></text:p>
            </text:list-item>
            <text:list-item>
              <text:p text:style-name="P17"><text:span text:style-name="T6">Puesta a tierr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3-04T20:40:14.900260006</dc:date>
    <meta:editing-duration>PT1H19M25S</meta:editing-duration>
    <meta:editing-cycles>26</meta:editing-cycles>
    <meta:generator>LibreOffice/7.3.0.3$Linux_X86_64 LibreOffice_project/30$Build-3</meta:generator>
    <meta:document-statistic meta:table-count="0" meta:image-count="0" meta:object-count="0" meta:page-count="3" meta:paragraph-count="27" meta:word-count="139" meta:character-count="958" meta:non-whitespace-character-count="825"/>
  </office:meta>
</office:document-meta>
</file>